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ff0000" draw:marker-start-width="0.229cm" draw:marker-end-width="0.229cm" draw:textarea-vertical-align="middle" fo:padding-top="0.137cm" fo:padding-bottom="0.137cm" fo:padding-left="0.262cm" fo:padding-right="0.262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4" style:family="graphic" style:parent-style-name="Object_20_with_20_no_20_fill_20_and_20_no_20_line">
      <style:graphic-properties draw:stroke="none" draw:fill="none" draw:ole-draw-aspect="1" style:protect="size" loext:decorative="false"/>
    </style:style>
    <style:style style:name="gr5" style:family="graphic" style:parent-style-name="measure" style:list-style-name="L1">
      <style:graphic-properties draw:marker-start-width="0.102cm" draw:marker-end-width="0.102cm" draw:textarea-vertical-align="middle" draw:line-distance="0.276cm" draw:placing="below" loext:decorative="false"/>
      <style:paragraph-properties style:writing-mode="lr-tb"/>
    </style:style>
    <style:style style:name="gr6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7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Arial1" style:font-size-complex="9pt" style:font-style-complex="italic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Arial1" style:font-size-complex="9pt" style:font-style-complex="italic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Times New Roman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Arial1" style:font-size-complex="9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.06cm" svg:height="4.067cm" svg:x="2.54cm" svg:y="2.302cm" svg:viewBox="0 0 4061 4068" draw:points="0,4068 0,53 519,10 1019,0 1508,404 2024,817 2515,877 3056,893 3541,707 4061,490 4061,4068">
          <text:p/>
        </draw:polygon>
        <draw:line draw:style-name="gr2" draw:text-style-name="P2" draw:layer="layout" svg:x1="1.27cm" svg:y1="0.582cm" svg:x2="1.27cm" svg:y2="7.038cm">
          <text:p/>
        </draw:line>
        <draw:line draw:style-name="gr2" draw:text-style-name="P2" draw:layer="layout" svg:x1="0.846cm" svg:y1="6.367cm" svg:x2="7.267cm" svg:y2="6.367cm">
          <text:p/>
        </draw:line>
        <draw:line draw:style-name="gr3" draw:text-style-name="P2" draw:layer="layout" svg:x1="2.54cm" svg:y1="2.363cm" svg:x2="2.54cm" svg:y2="6.35cm">
          <text:p/>
        </draw:line>
        <draw:line draw:style-name="gr3" draw:text-style-name="P2" draw:layer="layout" svg:x1="6.595cm" svg:y1="2.798cm" svg:x2="6.595cm" svg:y2="6.364cm">
          <text:p/>
        </draw:line>
        <draw:frame draw:style-name="gr4" draw:text-style-name="P3" draw:layer="layout" svg:width="0.379cm" svg:height="0.351cm" svg:x="2.333cm" svg:y="6.3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475cm" svg:height="0.402cm" svg:x="3.351cm" svg:y="6.3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75cm" svg:height="0.402cm" svg:x="4.39cm" svg:y="6.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76cm" svg:height="0.402cm" svg:x="5.406cm" svg:y="6.3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0.379cm" svg:height="0.351cm" svg:x="6.439cm" svg:y="6.35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864cm" svg:height="0.378cm" draw:transform="rotate (1.5707963267949) translate (0.606cm 3.95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measure draw:style-name="gr5" draw:text-style-name="P5" draw:layer="measurelines" svg:x1="4.57cm" svg:y1="4.312cm" svg:x2="5.595cm" svg:y2="4.312cm">
          <text:p text:style-name="P4"><text:span text:style-name="T1">h</text:span></text:p>
        </draw:measure>
        <draw:line draw:style-name="gr6" draw:text-style-name="P2" draw:layer="layout" svg:x1="3.559cm" svg:y1="2.282cm" svg:x2="3.559cm" svg:y2="6.377cm">
          <text:p/>
        </draw:line>
        <draw:line draw:style-name="gr6" draw:text-style-name="P2" draw:layer="layout" svg:x1="4.576cm" svg:y1="3.155cm" svg:x2="4.571cm" svg:y2="6.37cm">
          <text:p/>
        </draw:line>
        <draw:line draw:style-name="gr6" draw:text-style-name="P2" draw:layer="layout" svg:x1="5.589cm" svg:y1="3.189cm" svg:x2="5.589cm" svg:y2="6.377cm">
          <text:p/>
        </draw:line>
        <draw:path draw:style-name="gr7" draw:text-style-name="P2" draw:layer="layout" svg:width="3.997cm" svg:height="4.44cm" draw:transform="rotate (1.11701072127637) translate (1.34099999997943cm 3.79099999998997cm)" svg:viewBox="0 0 3998 4441" svg:d="M0 0c725 0 938 72 938 72l511 164 290 152 399 375 171 306 26 500-76 410-194 430c-25 155-75 29-69 439s184 491 279 573 384 423 338 368 109 143 351 358 732 252 732 252l84 19c105 7 168 15 152 23l66-8">
          <text:p/>
        </draw:path>
        <draw:frame draw:style-name="gr4" draw:text-style-name="P3" draw:layer="layout" svg:width="0.378cm" svg:height="0.351cm" svg:x="7.202cm" svg:y="6.14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6" draw:layer="layout" svg:width="2.898cm" svg:height="0.645cm" svg:x="2.942cm" svg:y="1.067cm">
          <draw:text-box>
            <text:p><text:span text:style-name="T2">trapezoidal ru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04T20:27:19</meta:creation-date>
    <dc:date>2024-02-15T19:42:14.019188895</dc:date>
    <meta:editing-duration>PT8M56S</meta:editing-duration>
    <meta:editing-cycles>5</meta:editing-cycles>
    <meta:generator>LibreOffice/7.6.4.1$Linux_X86_64 LibreOffice_project/60$Build-1</meta:generator>
    <meta:document-statistic meta:object-count="18"/>
  </office:meta>
</office:document-meta>
</file>

<file path=Object 1/content.xml><?xml version="1.0" encoding="utf-8"?>
<math xmlns="http://www.w3.org/1998/Math/MathML">
  <semantics>
    <mrow>
      <mstyle mathsize="9pt">
        <mrow>
          <mrow>
            <mi>a</mi>
          </mrow>
        </mrow>
      </mstyle>
    </mrow>
    <annotation encoding="StarMath 5.0">size 9 {a}</annotation>
  </semantics>
</math>
</file>

<file path=Object 2/content.xml><?xml version="1.0" encoding="utf-8"?>
<math xmlns="http://www.w3.org/1998/Math/MathML">
  <semantics>
    <mrow>
      <mstyle mathsize="9pt">
        <mrow>
          <mrow>
            <msub>
              <mi>x</mi>
              <mn>1</mn>
            </msub>
          </mrow>
        </mrow>
      </mstyle>
    </mrow>
    <annotation encoding="StarMath 5.0">size 9 {x_1}</annotation>
  </semantics>
</math>
</file>

<file path=Object 3/content.xml><?xml version="1.0" encoding="utf-8"?>
<math xmlns="http://www.w3.org/1998/Math/MathML">
  <semantics>
    <mrow>
      <mstyle mathsize="9pt">
        <mrow>
          <mrow>
            <msub>
              <mi>x</mi>
              <mn>2</mn>
            </msub>
          </mrow>
        </mrow>
      </mstyle>
    </mrow>
    <annotation encoding="StarMath 5.0">size 9 {x_2}</annotation>
  </semantics>
</math>
</file>

<file path=Object 4/content.xml><?xml version="1.0" encoding="utf-8"?>
<math xmlns="http://www.w3.org/1998/Math/MathML">
  <semantics>
    <mrow>
      <mstyle mathsize="9pt">
        <mrow>
          <mrow>
            <msub>
              <mi>x</mi>
              <mrow>
                <mn>3</mn>
              </mrow>
            </msub>
          </mrow>
        </mrow>
      </mstyle>
    </mrow>
    <annotation encoding="StarMath 5.0">size 9 {x_{3}}</annotation>
  </semantics>
</math>
</file>

<file path=Object 5/content.xml><?xml version="1.0" encoding="utf-8"?>
<math xmlns="http://www.w3.org/1998/Math/MathML">
  <semantics>
    <mrow>
      <mstyle mathsize="9pt">
        <mrow>
          <mrow>
            <mi>b</mi>
          </mrow>
        </mrow>
      </mstyle>
    </mrow>
    <annotation encoding="StarMath 5.0">size 9 {b}</annotation>
  </semantics>
</math>
</file>

<file path=Object 6/content.xml><?xml version="1.0" encoding="utf-8"?>
<math xmlns="http://www.w3.org/1998/Math/MathML">
  <semantics>
    <mrow>
      <mstyle mathsize="9pt">
        <mrow>
          <mrow>
            <mi>f</mi>
            <mrow>
              <mo stretchy="false">(</mo>
              <mrow>
                <mi>x</mi>
              </mrow>
              <mo stretchy="false">)</mo>
            </mrow>
          </mrow>
        </mrow>
      </mstyle>
    </mrow>
    <annotation encoding="StarMath 5.0">size 9 {f(x)}</annotation>
  </semantics>
</math>
</file>

<file path=Object 7/content.xml><?xml version="1.0" encoding="utf-8"?>
<math xmlns="http://www.w3.org/1998/Math/MathML">
  <semantics>
    <mrow>
      <mstyle mathsize="9pt">
        <mrow>
          <mrow>
            <mi>x</mi>
          </mrow>
        </mrow>
      </mstyle>
    </mrow>
    <annotation encoding="StarMath 5.0">size 9 {x}</annotation>
  </semantics>
</math>
</file>